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3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" style:family="table-cell" style:parent-style-name="Default" style:data-style-name="N2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nity che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" calcext:value-type="float">
            <text:p>41.2</text:p>
          </table:table-cell>
          <table:table-cell office:value-type="float" office:value="9.53" calcext:value-type="float">
            <text:p>9.53</text:p>
          </table:table-cell>
          <table:table-cell/>
          <table:table-cell table:formula="of:=AVERAGE([.B4:.B8])" office:value-type="float" office:value="41.264" calcext:value-type="float">
            <text:p>41.264</text:p>
          </table:table-cell>
          <table:table-cell table:formula="of:=AVERAGE([.C4:.C8])" office:value-type="float" office:value="9.322" calcext:value-type="float">
            <text:p>9.322</text:p>
          </table:table-cell>
        </table:table-row>
        <table:table-row table:style-name="ro1">
          <table:table-cell/>
          <table:table-cell office:value-type="float" office:value="39.88" calcext:value-type="float">
            <text:p>39.88</text:p>
          </table:table-cell>
          <table:table-cell office:value-type="float" office:value="9.07" calcext:value-type="float">
            <text:p>9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77" calcext:value-type="float">
            <text:p>41.77</text:p>
          </table:table-cell>
          <table:table-cell office:value-type="float" office:value="9.33" calcext:value-type="float">
            <text:p>9.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13" calcext:value-type="float">
            <text:p>43.13</text:p>
          </table:table-cell>
          <table:table-cell office:value-type="float" office:value="9.47" calcext:value-type="float">
            <text:p>9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34" calcext:value-type="float">
            <text:p>40.34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5.4" calcext:value-type="float">
            <text:p>235.4</text:p>
          </table:table-cell>
          <table:table-cell office:value-type="float" office:value="62.09" calcext:value-type="float">
            <text:p>62.09</text:p>
          </table:table-cell>
          <table:table-cell/>
          <table:table-cell table:formula="of:=AVERAGE([.B9:.B13])" office:value-type="float" office:value="235.64" calcext:value-type="float">
            <text:p>235.64</text:p>
          </table:table-cell>
          <table:table-cell table:formula="of:=AVERAGE([.C9:.C13])" office:value-type="float" office:value="62.074" calcext:value-type="float">
            <text:p>62.074</text:p>
          </table:table-cell>
        </table:table-row>
        <table:table-row table:style-name="ro1">
          <table:table-cell/>
          <table:table-cell office:value-type="float" office:value="230.41" calcext:value-type="float">
            <text:p>230.41</text:p>
          </table:table-cell>
          <table:table-cell office:value-type="float" office:value="59.49" calcext:value-type="float">
            <text:p>59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.91" calcext:value-type="float">
            <text:p>236.91</text:p>
          </table:table-cell>
          <table:table-cell office:value-type="float" office:value="62.65" calcext:value-type="float">
            <text:p>62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.64" calcext:value-type="float">
            <text:p>232.64</text:p>
          </table:table-cell>
          <table:table-cell office:value-type="float" office:value="63.19" calcext:value-type="float">
            <text:p>63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.84" calcext:value-type="float">
            <text:p>242.84</text:p>
          </table:table-cell>
          <table:table-cell office:value-type="float" office:value="62.95" calcext:value-type="float">
            <text:p>62.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35.33" calcext:value-type="float">
            <text:p>335.33</text:p>
          </table:table-cell>
          <table:table-cell table:number-columns-repeated="2"/>
          <table:table-cell table:formula="of:=AVERAGE([.C14:.C18])" office:value-type="float" office:value="326.122" calcext:value-type="float">
            <text:p>326.122</text:p>
          </table:table-cell>
        </table:table-row>
        <table:table-row table:style-name="ro1">
          <table:table-cell table:number-columns-repeated="2"/>
          <table:table-cell office:value-type="float" office:value="328.87" calcext:value-type="float">
            <text:p>328.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.42" calcext:value-type="float">
            <text:p>334.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.19" calcext:value-type="float">
            <text:p>329.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.8" calcext:value-type="float">
            <text:p>30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7" calcext:value-type="float">
            <text:p>3.287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AVERAGE([.B21:.B22])" office:value-type="float" office:value="3.3775" calcext:value-type="float">
            <text:p>3.3775</text:p>
          </table:table-cell>
          <table:table-cell table:formula="of:=AVERAGE([.C21:.C22])"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3.468" calcext:value-type="float">
            <text:p>3.46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86" calcext:value-type="float">
            <text:p>6.386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AVERAGE([.B23:.B24])" office:value-type="float" office:value="6.448" calcext:value-type="float">
            <text:p>6.448</text:p>
          </table:table-cell>
          <table:table-cell table:formula="of:=AVERAGE([.C23:.C24])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25" calcext:value-type="float">
            <text:p>13.525</text:p>
          </table:table-cell>
          <table:table-cell office:value-type="float" office:value="1.74" calcext:value-type="float">
            <text:p>1.74</text:p>
          </table:table-cell>
          <table:table-cell/>
          <table:table-cell table:formula="of:=AVERAGE([.B25:.B26])" office:value-type="float" office:value="13.491" calcext:value-type="float">
            <text:p>13.491</text:p>
          </table:table-cell>
          <table:table-cell table:formula="of:=AVERAGE([.C25:.C26])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3.457" calcext:value-type="float">
            <text:p>13.457</text:p>
          </table:table-cell>
          <table:table-cell office:value-type="float" office:value="1.64" calcext:value-type="float">
            <text:p>1.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75" calcext:value-type="float">
            <text:p>27.375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AVERAGE([.B27:.B28])" office:value-type="float" office:value="27.479" calcext:value-type="float">
            <text:p>27.479</text:p>
          </table:table-cell>
          <table:table-cell table:formula="of:=AVERAGE([.C27:.C28])" office:value-type="float" office:value="3.045" calcext:value-type="float">
            <text:p>3.045</text:p>
          </table:table-cell>
        </table:table-row>
        <table:table-row table:style-name="ro1">
          <table:table-cell/>
          <table:table-cell office:value-type="float" office:value="27.583" calcext:value-type="float">
            <text:p>27.583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.21" calcext:value-type="float">
            <text:p>6.21</text:p>
          </table:table-cell>
          <table:table-cell table:number-columns-repeated="2"/>
          <table:table-cell table:formula="of:=AVERAGE([.C29:.C30])" office:value-type="float" office:value="6.225" calcext:value-type="float">
            <text:p>6.225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4.84" calcext:value-type="float">
            <text:p>14.84</text:p>
          </table:table-cell>
          <table:table-cell table:number-columns-repeated="2"/>
          <table:table-cell table:formula="of:=AVERAGE([.C31:.C32])" office:value-type="float" office:value="14.8" calcext:value-type="float">
            <text:p>14.8</text:p>
          </table:table-cell>
        </table:table-row>
        <table:table-row table:style-name="ro1">
          <table:table-cell table:number-columns-repeated="2"/>
          <table:table-cell office:value-type="float" office:value="14.76" calcext:value-type="float">
            <text:p>14.7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5.37" calcext:value-type="float">
            <text:p>35.37</text:p>
          </table:table-cell>
          <table:table-cell table:number-columns-repeated="2"/>
          <table:table-cell table:formula="of:=AVERAGE([.C33:.C34])" office:value-type="float" office:value="35.165" calcext:value-type="float">
            <text:p>35.165</text:p>
          </table:table-cell>
        </table:table-row>
        <table:table-row table:style-name="ro1">
          <table:table-cell table:number-columns-repeated="2"/>
          <table:table-cell office:value-type="float" office:value="34.96" calcext:value-type="float">
            <text:p>34.9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9.67" calcext:value-type="float">
            <text:p>79.67</text:p>
          </table:table-cell>
          <table:table-cell table:number-columns-repeated="2"/>
          <table:table-cell table:formula="of:=AVERAGE([.C35:.C36])" office:value-type="float" office:value="78.29" calcext:value-type="float">
            <text:p>78.29</text:p>
          </table:table-cell>
        </table:table-row>
        <table:table-row table:style-name="ro1">
          <table:table-cell table:number-columns-repeated="2"/>
          <table:table-cell office:value-type="float" office:value="76.91" calcext:value-type="float">
            <text:p>76.9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77" calcext:value-type="float">
            <text:p>181.77</text:p>
          </table:table-cell>
          <table:table-cell table:number-columns-repeated="2"/>
          <table:table-cell table:formula="of:=AVERAGE([.C37:.C38])" office:value-type="float" office:value="181.82" calcext:value-type="float">
            <text:p>181.82</text:p>
          </table:table-cell>
        </table:table-row>
        <table:table-row table:style-name="ro1">
          <table:table-cell table:number-columns-repeated="2"/>
          <table:table-cell office:value-type="float" office:value="181.87" calcext:value-type="float">
            <text:p>181.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51.01" calcext:value-type="float">
            <text:p>451.01</text:p>
          </table:table-cell>
          <table:table-cell table:number-columns-repeated="2"/>
          <table:table-cell table:formula="of:=AVERAGE([.C39:.C40])" office:value-type="float" office:value="444.17" calcext:value-type="float">
            <text:p>444.17</text:p>
          </table:table-cell>
        </table:table-row>
        <table:table-row table:style-name="ro1">
          <table:table-cell table:number-columns-repeated="2"/>
          <table:table-cell office:value-type="float" office:value="437.33" calcext:value-type="float">
            <text:p>437.3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Sanity chec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number-columns-repeated="2"/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41.264" calcext:value-type="float">
            <text:p>41.264</text:p>
          </table:table-cell>
          <table:table-cell table:style-name="ce3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41.264" calcext:value-type="float">
            <text:p>41.264</text:p>
          </table:table-cell>
          <table:table-cell table:style-name="ce3" office:value-type="float" office:value="2.093" calcext:value-type="float">
            <text:p>2.093</text:p>
          </table:table-cell>
          <table:table-cell table:style-name="ce4" office:value-type="float" office:value="9.322" calcext:value-type="float">
            <text:p>9.32</text:p>
          </table:table-cell>
          <table:table-cell table:style-name="ce4" office:value-type="float" office:value="0.42" calcext:value-type="float">
            <text:p>0.42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235.64" calcext:value-type="float">
            <text:p>235.640</text:p>
          </table:table-cell>
          <table:table-cell table:style-name="ce3" office:value-type="float" office:value="3.3775" calcext:value-type="float">
            <text:p>3.378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235.64" calcext:value-type="float">
            <text:p>235.640</text:p>
          </table:table-cell>
          <table:table-cell table:style-name="ce3" office:value-type="float" office:value="3.3775" calcext:value-type="float">
            <text:p>3.378</text:p>
          </table:table-cell>
          <table:table-cell table:style-name="ce4" office:value-type="float" office:value="62.074" calcext:value-type="float">
            <text:p>62.07</text:p>
          </table:table-cell>
          <table:table-cell table:style-name="ce4" office:value-type="float" office:value="0.53" calcext:value-type="float">
            <text:p>0.53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6.448" calcext:value-type="float">
            <text:p>6.448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6.448" calcext:value-type="float">
            <text:p>6.448</text:p>
          </table:table-cell>
          <table:table-cell table:style-name="ce4" office:value-type="float" office:value="326.122" calcext:value-type="float">
            <text:p>326.12</text:p>
          </table:table-cell>
          <table:table-cell table:style-name="ce4" office:value-type="float" office:value="0.875" calcext:value-type="float">
            <text:p>0.88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float" office:value="13.491" calcext:value-type="float">
            <text:p>13.491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float" office:value="13.491" calcext:value-type="float">
            <text:p>13.491</text:p>
          </table:table-cell>
          <table:table-cell table:style-name="ce4" office:value-type="string" calcext:value-type="string">
            <text:p>JVM terminates</text:p>
          </table:table-cell>
          <table:table-cell table:style-name="ce4" office:value-type="float" office:value="1.69" calcext:value-type="float">
            <text:p>1.69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7.479" calcext:value-type="float">
            <text:p>27.479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7.479" calcext:value-type="float">
            <text:p>27.479</text:p>
          </table:table-cell>
          <table:table-cell table:style-name="ce4"/>
          <table:table-cell table:style-name="ce4" office:value-type="float" office:value="3.045" calcext:value-type="float">
            <text:p>3.05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61.871" calcext:value-type="float">
            <text:p>61.871</text:p>
          </table:table-cell>
          <table:table-cell table:style-name="ce4"/>
          <table:table-cell table:style-name="ce4" office:value-type="float" office:value="6.225" calcext:value-type="float">
            <text:p>6.23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40.115" calcext:value-type="float">
            <text:p>140.115</text:p>
          </table:table-cell>
          <table:table-cell table:style-name="ce4"/>
          <table:table-cell table:style-name="ce4" office:value-type="float" office:value="14.8" calcext:value-type="float">
            <text:p>14.80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302.96" calcext:value-type="float">
            <text:p>302.96</text:p>
          </table:table-cell>
          <table:table-cell table:style-name="ce4"/>
          <table:table-cell table:style-name="ce4" office:value-type="float" office:value="35.165" calcext:value-type="float">
            <text:p>35.17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580.982" calcext:value-type="float">
            <text:p>580.982</text:p>
          </table:table-cell>
          <table:table-cell table:style-name="ce4"/>
          <table:table-cell table:style-name="ce4" office:value-type="float" office:value="78.29" calcext:value-type="float">
            <text:p>78.29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&gt;600</text:p>
          </table:table-cell>
          <table:table-cell table:style-name="ce4"/>
          <table:table-cell table:style-name="ce4" office:value-type="float" office:value="181.82" calcext:value-type="float">
            <text:p>181.82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4"/>
          <table:table-cell table:style-name="ce4" office:value-type="float" office:value="444.17" calcext:value-type="float">
            <text:p>444.17</text:p>
          </table:table-cell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string" calcext:value-type="string">
            <text:p>JRE Error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9.322" calcext:value-type="float">
            <text:p>9.32</text:p>
          </table:table-cell>
          <table:table-cell table:style-name="ce4" table:number-columns-repeated="2"/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62.074" calcext:value-type="float">
            <text:p>62.07</text:p>
          </table:table-cell>
          <table:table-cell table:style-name="ce4" office:value-type="float" office:value="0.53" calcext:value-type="float">
            <text:p>0.53</text:p>
          </table:table-cell>
          <table:table-cell table:style-name="ce4"/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26.122" calcext:value-type="float">
            <text:p>326.12</text:p>
          </table:table-cell>
          <table:table-cell table:style-name="ce4" office:value-type="float" office:value="0.875" calcext:value-type="float">
            <text:p>0.88</text:p>
          </table:table-cell>
          <table:table-cell table:style-name="ce4" table:formula="of:=[.C21]/[.C20]" office:value-type="float" office:value="1.65094339622642" calcext:value-type="float">
            <text:p>1.65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4" office:value-type="float" office:value="1.69" calcext:value-type="float">
            <text:p>1.69</text:p>
          </table:table-cell>
          <table:table-cell table:style-name="ce4" table:formula="of:=[.C22]/[.C21]" office:value-type="float" office:value="1.93142857142857" calcext:value-type="float">
            <text:p>1.93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3.045" calcext:value-type="float">
            <text:p>3.05</text:p>
          </table:table-cell>
          <table:table-cell table:style-name="ce4" table:formula="of:=[.C23]/[.C22]" office:value-type="float" office:value="1.80177514792899" calcext:value-type="float">
            <text:p>1.80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6.225" calcext:value-type="float">
            <text:p>6.23</text:p>
          </table:table-cell>
          <table:table-cell table:style-name="ce4" table:formula="of:=[.C24]/[.C23]" office:value-type="float" office:value="2.04433497536946" calcext:value-type="float">
            <text:p>2.04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4.8" calcext:value-type="float">
            <text:p>14.80</text:p>
          </table:table-cell>
          <table:table-cell table:style-name="ce4" table:formula="of:=[.C25]/[.C24]" office:value-type="float" office:value="2.37751004016064" calcext:value-type="float">
            <text:p>2.38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35.165" calcext:value-type="float">
            <text:p>35.17</text:p>
          </table:table-cell>
          <table:table-cell table:style-name="ce4" table:formula="of:=[.C26]/[.C25]" office:value-type="float" office:value="2.37601351351351" calcext:value-type="float">
            <text:p>2.38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8.29" calcext:value-type="float">
            <text:p>78.29</text:p>
          </table:table-cell>
          <table:table-cell table:style-name="ce4" table:formula="of:=[.C27]/[.C26]" office:value-type="float" office:value="2.22636143893075" calcext:value-type="float">
            <text:p>2.23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181.82" calcext:value-type="float">
            <text:p>181.82</text:p>
          </table:table-cell>
          <table:table-cell table:style-name="ce4" table:formula="of:=[.C28]/[.C27]" office:value-type="float" office:value="2.32239110997573" calcext:value-type="float">
            <text:p>2.32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444.17" calcext:value-type="float">
            <text:p>444.17</text:p>
          </table:table-cell>
          <table:table-cell table:style-name="ce4" table:formula="of:=[.C29]/[.C28]" office:value-type="float" office:value="2.44291057089429" calcext:value-type="float">
            <text:p>2.44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16:00:31.115308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20T16:04:03.692136326</dc:date>
    <meta:editing-duration>PT3H46M28S</meta:editing-duration>
    <meta:editing-cycles>56</meta:editing-cycles>
    <meta:generator>LibreOffice/4.2.4.2$Linux_x86 LibreOffice_project/420m0$Build-2</meta:generator>
    <meta:document-statistic meta:table-count="2" meta:cell-count="193" meta:object-count="0"/>
  </office:meta>
</office:document-meta>
</file>